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41.1pt"/>
    </style:style>
    <style:style style:name="co5" style:family="table-column">
      <style:table-column-properties fo:break-before="auto" style:column-width="71.21pt"/>
    </style:style>
    <style:style style:name="co6" style:family="table-column">
      <style:table-column-properties fo:break-before="auto" style:column-width="97.71pt"/>
    </style:style>
    <style:style style:name="co7" style:family="table-column">
      <style:table-column-properties fo:break-before="auto" style:column-width="91.64pt"/>
    </style:style>
    <style:style style:name="co8" style:family="table-column">
      <style:table-column-properties fo:break-before="auto" style:column-width="92.24pt"/>
    </style:style>
    <style:style style:name="co9" style:family="table-column">
      <style:table-column-properties fo:break-before="auto" style:column-width="113.36pt"/>
    </style:style>
    <style:style style:name="co10" style:family="table-column">
      <style:table-column-properties fo:break-before="auto" style:column-width="97.09pt"/>
    </style:style>
    <style:style style:name="co11" style:family="table-column">
      <style:table-column-properties fo:break-before="auto" style:column-width="124.75pt"/>
    </style:style>
    <style:style style:name="co12" style:family="table-column">
      <style:table-column-properties fo:break-before="auto" style:column-width="74.21pt"/>
    </style:style>
    <style:style style:name="co13" style:family="table-column">
      <style:table-column-properties fo:break-before="auto" style:column-width="73.59pt"/>
    </style:style>
    <style:style style:name="co14" style:family="table-column">
      <style:table-column-properties fo:break-before="auto" style:column-width="86.26pt"/>
    </style:style>
    <style:style style:name="co15" style:family="table-column">
      <style:table-column-properties fo:break-before="auto" style:column-width="166.31pt"/>
    </style:style>
    <style:style style:name="co16" style:family="table-column">
      <style:table-column-properties fo:break-before="auto" style:column-width="156.6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xperiment_results_tabl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ash table size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Mod precision</text:p>
          </table:table-cell>
          <table:table-cell table:style-name="ce1" office:value-type="string" calcext:value-type="string">
            <text:p>mC/iter</text:p>
          </table:table-cell>
          <table:table-cell table:style-name="ce1" office:value-type="string" calcext:value-type="string">
            <text:p>sec/iter</text:p>
          </table:table-cell>
          <table:table-cell table:style-name="ce1" office:value-type="string" calcext:value-type="string">
            <text:p>Total mC</text:p>
          </table:table-cell>
          <table:table-cell table:style-name="ce1" office:value-type="string" calcext:value-type="string">
            <text:p>Total sec</text:p>
          </table:table-cell>
          <table:table-cell table:style-name="ce1" office:value-type="string" calcext:value-type="string">
            <text:p>Deviation average</text:p>
          </table:table-cell>
          <table:table-cell table:style-name="ce1" office:value-type="string" calcext:value-type="string">
            <text:p>Deviation maximum</text:p>
          </table:table-cell>
          <table:table-cell table:style-name="ce1" office:value-type="string" calcext:value-type="string">
            <text:p>Deviation maximum name</text:p>
          </table:table-cell>
          <table:table-cell table:style-name="ce1" office:value-type="string" calcext:value-type="string">
            <text:p>Hits from hash</text:p>
          </table:table-cell>
          <table:table-cell table:style-name="ce1" office:value-type="string" calcext:value-type="string">
            <text:p>Writes to hash</text:p>
          </table:table-cell>
          <table:table-cell table:style-name="ce1" office:value-type="string" calcext:value-type="string">
            <text:p>Kalman iterations</text:p>
          </table:table-cell>
          <table:table-cell table:style-name="ce1" office:value-type="string" calcext:value-type="string">
            <text:p>FLASH memory occupancy (bytes)</text:p>
          </table:table-cell>
          <table:table-cell table:style-name="ce1" office:value-type="string" calcext:value-type="string">
            <text:p>RAM memory occupancy (byte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e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3871871952495" calcext:value-type="float">
            <text:p>5.838719</text:p>
          </table:table-cell>
          <table:table-cell office:value-type="float" office:value="0.0114892887964894" calcext:value-type="float">
            <text:p>0.011489</text:p>
          </table:table-cell>
          <table:table-cell office:value-type="float" office:value="16.850542224549" calcext:value-type="float">
            <text:p>16.850542</text:p>
          </table:table-cell>
          <table:table-cell office:value-type="float" office:value="33.1580874666685" calcext:value-type="float">
            <text:p>33.15808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string" calcext:value-type="string">
            <text:p>Ro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7" calcext:value-type="float">
            <text:p>2887</text:p>
          </table:table-cell>
          <table:table-cell office:value-type="float" office:value="48640" calcext:value-type="float">
            <text:p>48640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01" calcext:value-type="float">
            <text:p>0.01</text:p>
          </table:table-cell>
          <table:table-cell office:value-type="float" office:value="10000" calcext:value-type="float">
            <text:p>10000</text:p>
          </table:table-cell>
          <table:table-cell office:value-type="float" office:value="6.14466670611974" calcext:value-type="float">
            <text:p>6.144667</text:p>
          </table:table-cell>
          <table:table-cell office:value-type="float" office:value="0.0120947370755347" calcext:value-type="float">
            <text:p>0.012095</text:p>
          </table:table-cell>
          <table:table-cell office:value-type="float" office:value="17.7335081138616" calcext:value-type="float">
            <text:p>17.733508</text:p>
          </table:table-cell>
          <table:table-cell office:value-type="float" office:value="34.9054111999932" calcext:value-type="float">
            <text:p>34.905411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string" calcext:value-type="string">
            <text:p>Ro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05" calcext:value-type="float">
            <text:p>0.05</text:p>
          </table:table-cell>
          <table:table-cell office:value-type="float" office:value="10000" calcext:value-type="float">
            <text:p>10000</text:p>
          </table:table-cell>
          <table:table-cell office:value-type="float" office:value="6.15832445396127" calcext:value-type="float">
            <text:p>6.158324</text:p>
          </table:table-cell>
          <table:table-cell office:value-type="float" office:value="0.012119547054747" calcext:value-type="float">
            <text:p>0.012120</text:p>
          </table:table-cell>
          <table:table-cell office:value-type="float" office:value="17.7729243741322" calcext:value-type="float">
            <text:p>17.772924</text:p>
          </table:table-cell>
          <table:table-cell office:value-type="float" office:value="34.9770127999999" calcext:value-type="float">
            <text:p>34.977013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string" calcext:value-type="string">
            <text:p>Ro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6.17128249382088" calcext:value-type="float">
            <text:p>6.171282</text:p>
          </table:table-cell>
          <table:table-cell office:value-type="float" office:value="0.0121500209748218" calcext:value-type="float">
            <text:p>0.012150</text:p>
          </table:table-cell>
          <table:table-cell office:value-type="float" office:value="17.8103212771671" calcext:value-type="float">
            <text:p>17.810321</text:p>
          </table:table-cell>
          <table:table-cell office:value-type="float" office:value="35.0649605333358" calcext:value-type="float">
            <text:p>35.064961</text:p>
          </table:table-cell>
          <table:table-cell office:value-type="percentage" office:value="0.0000775206270174674" calcext:value-type="percentage">
            <text:p>0.01%</text:p>
          </table:table-cell>
          <table:table-cell office:value-type="percentage" office:value="0.000208851511776354" calcext:value-type="percentage">
            <text:p>0.02%</text:p>
          </table:table-cell>
          <table:table-cell office:value-type="string" calcext:value-type="string">
            <text:p>Kalman Angle Y</text:p>
          </table:table-cell>
          <table:table-cell office:value-type="float" office:value="1" calcext:value-type="float">
            <text:p>1</text:p>
          </table:table-cell>
          <table:table-cell office:value-type="float" office:value="2886" calcext:value-type="float">
            <text:p>2886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10000" calcext:value-type="float">
            <text:p>10000</text:p>
          </table:table-cell>
          <table:table-cell office:value-type="float" office:value="6.12422663402548" calcext:value-type="float">
            <text:p>6.124227</text:p>
          </table:table-cell>
          <table:table-cell office:value-type="float" office:value="0.0119269510741509" calcext:value-type="float">
            <text:p>0.011927</text:p>
          </table:table-cell>
          <table:table-cell office:value-type="float" office:value="17.6745180657975" calcext:value-type="float">
            <text:p>17.674518</text:p>
          </table:table-cell>
          <table:table-cell office:value-type="float" office:value="34.4211807999994" calcext:value-type="float">
            <text:p>34.421181</text:p>
          </table:table-cell>
          <table:table-cell office:value-type="percentage" office:value="0.0341609369514552" calcext:value-type="percentage">
            <text:p>3.42%</text:p>
          </table:table-cell>
          <table:table-cell office:value-type="percentage" office:value="0.259421123183459" calcext:value-type="percentage">
            <text:p>25.94%</text:p>
          </table:table-cell>
          <table:table-cell office:value-type="string" calcext:value-type="string">
            <text:p>Comp Angle Y</text:p>
          </table:table-cell>
          <table:table-cell office:value-type="float" office:value="71" calcext:value-type="float">
            <text:p>71</text:p>
          </table:table-cell>
          <table:table-cell office:value-type="float" office:value="2816" calcext:value-type="float">
            <text:p>2816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.3</text:p>
          </table:table-cell>
          <table:table-cell office:value-type="float" office:value="10000" calcext:value-type="float">
            <text:p>10000</text:p>
          </table:table-cell>
          <table:table-cell office:value-type="float" office:value="5.73474029737836" calcext:value-type="float">
            <text:p>5.734740</text:p>
          </table:table-cell>
          <table:table-cell office:value-type="float" office:value="0.0113162624162647" calcext:value-type="float">
            <text:p>0.011316</text:p>
          </table:table-cell>
          <table:table-cell office:value-type="float" office:value="16.5504604982339" calcext:value-type="float">
            <text:p>16.550460</text:p>
          </table:table-cell>
          <table:table-cell office:value-type="float" office:value="32.6587333333398" calcext:value-type="float">
            <text:p>32.658733</text:p>
          </table:table-cell>
          <table:table-cell office:value-type="percentage" office:value="0.0964127872217911" calcext:value-type="percentage">
            <text:p>9.64%</text:p>
          </table:table-cell>
          <table:table-cell office:value-type="percentage" office:value="0.661239880161258" calcext:value-type="percentage">
            <text:p>66.12%</text:p>
          </table:table-cell>
          <table:table-cell office:value-type="string" calcext:value-type="string">
            <text:p>Comp Angle Y</text:p>
          </table:table-cell>
          <table:table-cell office:value-type="float" office:value="236" calcext:value-type="float">
            <text:p>236</text:p>
          </table:table-cell>
          <table:table-cell office:value-type="float" office:value="2651" calcext:value-type="float">
            <text:p>2651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.4</text:p>
          </table:table-cell>
          <table:table-cell office:value-type="float" office:value="10000" calcext:value-type="float">
            <text:p>10000</text:p>
          </table:table-cell>
          <table:table-cell office:value-type="float" office:value="5.30819774724707" calcext:value-type="float">
            <text:p>5.308198</text:p>
          </table:table-cell>
          <table:table-cell office:value-type="float" office:value="0.0103523110187073" calcext:value-type="float">
            <text:p>0.010352</text:p>
          </table:table-cell>
          <table:table-cell office:value-type="float" office:value="15.319458698555" calcext:value-type="float">
            <text:p>15.319459</text:p>
          </table:table-cell>
          <table:table-cell office:value-type="float" office:value="29.8767695999892" calcext:value-type="float">
            <text:p>29.876770</text:p>
          </table:table-cell>
          <table:table-cell office:value-type="percentage" office:value="0.176636318838435" calcext:value-type="percentage">
            <text:p>17.66%</text:p>
          </table:table-cell>
          <table:table-cell office:value-type="percentage" office:value="1.00238734603302" calcext:value-type="percentage">
            <text:p>100.24%</text:p>
          </table:table-cell>
          <table:table-cell office:value-type="string" calcext:value-type="string">
            <text:p>Comp Angle Y</text:p>
          </table:table-cell>
          <table:table-cell office:value-type="float" office:value="487" calcext:value-type="float">
            <text:p>487</text:p>
          </table:table-cell>
          <table:table-cell office:value-type="float" office:value="2400" calcext:value-type="float">
            <text:p>2400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4.80430560831862" calcext:value-type="float">
            <text:p>4.804306</text:p>
          </table:table-cell>
          <table:table-cell office:value-type="float" office:value="0.00946563954723945" calcext:value-type="float">
            <text:p>0.009466</text:p>
          </table:table-cell>
          <table:table-cell office:value-type="float" office:value="13.8652259856075" calcext:value-type="float">
            <text:p>13.865226</text:p>
          </table:table-cell>
          <table:table-cell office:value-type="float" office:value="27.3178357333331" calcext:value-type="float">
            <text:p>27.317836</text:p>
          </table:table-cell>
          <table:table-cell office:value-type="percentage" office:value="0.240085978025997" calcext:value-type="percentage">
            <text:p>24.01%</text:p>
          </table:table-cell>
          <table:table-cell office:value-type="percentage" office:value="1.33361239099494" calcext:value-type="percentage">
            <text:p>133.36%</text:p>
          </table:table-cell>
          <table:table-cell office:value-type="string" calcext:value-type="string">
            <text:p>Comp Angle Y</text:p>
          </table:table-cell>
          <table:table-cell office:value-type="float" office:value="710" calcext:value-type="float">
            <text:p>710</text:p>
          </table:table-cell>
          <table:table-cell office:value-type="float" office:value="2177" calcext:value-type="float">
            <text:p>2177</text:p>
          </table:table-cell>
          <table:table-cell office:value-type="float" office:value="2887" calcext:value-type="float">
            <text:p>2887</text:p>
          </table:table-cell>
          <table:table-cell office:value-type="float" office:value="49784" calcext:value-type="float">
            <text:p>49784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office:value-type="float" office:value="10000" calcext:value-type="float">
            <text:p>10000</text:p>
          </table:table-cell>
          <table:table-cell office:value-type="float" office:value="4.32532814167468" calcext:value-type="float">
            <text:p>4.325328</text:p>
          </table:table-cell>
          <table:table-cell office:value-type="float" office:value="0.00843966052206032" calcext:value-type="float">
            <text:p>0.008440</text:p>
          </table:table-cell>
          <table:table-cell office:value-type="float" office:value="12.4828970168731" calcext:value-type="float">
            <text:p>12.482897</text:p>
          </table:table-cell>
          <table:table-cell office:value-type="float" office:value="24.3568602666661" calcext:value-type="float">
            <text:p>24.356860</text:p>
          </table:table-cell>
          <table:table-cell office:value-type="percentage" office:value="0.322724855944378" calcext:value-type="percentage">
            <text:p>32.27%</text:p>
          </table:table-cell>
          <table:table-cell office:value-type="percentage" office:value="1.85714718765171" calcext:value-type="percentage">
            <text:p>185.71%</text:p>
          </table:table-cell>
          <table:table-cell office:value-type="string" calcext:value-type="string">
            <text:p>Comp Angle Y</text:p>
          </table:table-cell>
          <table:table-cell office:value-type="float" office:value="971" calcext:value-type="float">
            <text:p>971</text:p>
          </table:table-cell>
          <table:table-cell office:value-type="float" office:value="1916" calcext:value-type="float">
            <text:p>1916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7" calcext:value-type="float">
            <text:p>0.7</text:p>
          </table:table-cell>
          <table:table-cell office:value-type="float" office:value="10000" calcext:value-type="float">
            <text:p>10000</text:p>
          </table:table-cell>
          <table:table-cell office:value-type="float" office:value="3.84893433130374" calcext:value-type="float">
            <text:p>3.848934</text:p>
          </table:table-cell>
          <table:table-cell office:value-type="float" office:value="0.00764166634326638" calcext:value-type="float">
            <text:p>0.007642</text:p>
          </table:table-cell>
          <table:table-cell office:value-type="float" office:value="11.1080244801426" calcext:value-type="float">
            <text:p>11.108024</text:p>
          </table:table-cell>
          <table:table-cell office:value-type="float" office:value="22.0538490666668" calcext:value-type="float">
            <text:p>22.053849</text:p>
          </table:table-cell>
          <table:table-cell office:value-type="percentage" office:value="0.403120191922354" calcext:value-type="percentage">
            <text:p>40.31%</text:p>
          </table:table-cell>
          <table:table-cell office:value-type="percentage" office:value="2.03151605829048" calcext:value-type="percentage">
            <text:p>203.15%</text:p>
          </table:table-cell>
          <table:table-cell office:value-type="string" calcext:value-type="string">
            <text:p>Comp Angle Y</text:p>
          </table:table-cell>
          <table:table-cell office:value-type="float" office:value="1173" calcext:value-type="float">
            <text:p>1173</text:p>
          </table:table-cell>
          <table:table-cell office:value-type="float" office:value="1714" calcext:value-type="float">
            <text:p>1714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85" calcext:value-type="float">
            <text:p>0.85</text:p>
          </table:table-cell>
          <table:table-cell office:value-type="float" office:value="10000" calcext:value-type="float">
            <text:p>10000</text:p>
          </table:table-cell>
          <table:table-cell office:value-type="float" office:value="3.45165047279545" calcext:value-type="float">
            <text:p>3.451650</text:p>
          </table:table-cell>
          <table:table-cell office:value-type="float" office:value="0.00686750917070873" calcext:value-type="float">
            <text:p>0.006868</text:p>
          </table:table-cell>
          <table:table-cell office:value-type="float" office:value="9.96146326448766" calcext:value-type="float">
            <text:p>9.961463</text:p>
          </table:table-cell>
          <table:table-cell office:value-type="float" office:value="19.8196314666654" calcext:value-type="float">
            <text:p>19.819631</text:p>
          </table:table-cell>
          <table:table-cell office:value-type="percentage" office:value="0.491421709016581" calcext:value-type="percentage">
            <text:p>49.14%</text:p>
          </table:table-cell>
          <table:table-cell office:value-type="percentage" office:value="2.45201489916572" calcext:value-type="percentage">
            <text:p>245.20%</text:p>
          </table:table-cell>
          <table:table-cell office:value-type="string" calcext:value-type="string">
            <text:p>Comp Angle Y</text:p>
          </table:table-cell>
          <table:table-cell office:value-type="float" office:value="1367" calcext:value-type="float">
            <text:p>1367</text:p>
          </table:table-cell>
          <table:table-cell office:value-type="float" office:value="1520" calcext:value-type="float">
            <text:p>1520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.8</text:p>
          </table:table-cell>
          <table:table-cell office:value-type="float" office:value="10000" calcext:value-type="float">
            <text:p>10000</text:p>
          </table:table-cell>
          <table:table-cell office:value-type="float" office:value="3.47092806816999" calcext:value-type="float">
            <text:p>3.470928</text:p>
          </table:table-cell>
          <table:table-cell office:value-type="float" office:value="0.00690170736890861" calcext:value-type="float">
            <text:p>0.006902</text:p>
          </table:table-cell>
          <table:table-cell office:value-type="float" office:value="10.0170984047386" calcext:value-type="float">
            <text:p>10.017098</text:p>
          </table:table-cell>
          <table:table-cell office:value-type="float" office:value="19.9183274666703" calcext:value-type="float">
            <text:p>19.918327</text:p>
          </table:table-cell>
          <table:table-cell office:value-type="percentage" office:value="0.528073992206317" calcext:value-type="percentage">
            <text:p>52.81%</text:p>
          </table:table-cell>
          <table:table-cell office:value-type="percentage" office:value="2.76572755908967" calcext:value-type="percentage">
            <text:p>276.57%</text:p>
          </table:table-cell>
          <table:table-cell office:value-type="string" calcext:value-type="string">
            <text:p>Comp Angle Y</text:p>
          </table:table-cell>
          <table:table-cell office:value-type="float" office:value="1358" calcext:value-type="float">
            <text:p>1358</text:p>
          </table:table-cell>
          <table:table-cell office:value-type="float" office:value="1529" calcext:value-type="float">
            <text:p>1529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94" calcext:value-type="float">
            <text:p>0.94</text:p>
          </table:table-cell>
          <table:table-cell office:value-type="float" office:value="10000" calcext:value-type="float">
            <text:p>10000</text:p>
          </table:table-cell>
          <table:table-cell office:value-type="float" office:value="3.09060139169078" calcext:value-type="float">
            <text:p>3.090601</text:p>
          </table:table-cell>
          <table:table-cell office:value-type="float" office:value="0.00619676747516796" calcext:value-type="float">
            <text:p>0.006197</text:p>
          </table:table-cell>
          <table:table-cell office:value-type="float" office:value="8.91947561641959" calcext:value-type="float">
            <text:p>8.919476</text:p>
          </table:table-cell>
          <table:table-cell office:value-type="float" office:value="17.8838709333347" calcext:value-type="float">
            <text:p>17.883871</text:p>
          </table:table-cell>
          <table:table-cell office:value-type="percentage" office:value="0.546202181948948" calcext:value-type="percentage">
            <text:p>54.62%</text:p>
          </table:table-cell>
          <table:table-cell office:value-type="percentage" office:value="2.61494893350123" calcext:value-type="percentage">
            <text:p>261.49%</text:p>
          </table:table-cell>
          <table:table-cell office:value-type="string" calcext:value-type="string">
            <text:p>Comp Angle Y</text:p>
          </table:table-cell>
          <table:table-cell office:value-type="float" office:value="1538" calcext:value-type="float">
            <text:p>1538</text:p>
          </table:table-cell>
          <table:table-cell office:value-type="float" office:value="1349" calcext:value-type="float">
            <text:p>1349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95" calcext:value-type="float">
            <text:p>0.95</text:p>
          </table:table-cell>
          <table:table-cell office:value-type="float" office:value="10000" calcext:value-type="float">
            <text:p>10000</text:p>
          </table:table-cell>
          <table:table-cell office:value-type="float" office:value="3.02465300917209" calcext:value-type="float">
            <text:p>3.024653</text:p>
          </table:table-cell>
          <table:table-cell office:value-type="float" office:value="0.00607212584892544" calcext:value-type="float">
            <text:p>0.006072</text:p>
          </table:table-cell>
          <table:table-cell office:value-type="float" office:value="8.72914858447064" calcext:value-type="float">
            <text:p>8.729149</text:p>
          </table:table-cell>
          <table:table-cell office:value-type="float" office:value="17.5241551999988" calcext:value-type="float">
            <text:p>17.524155</text:p>
          </table:table-cell>
          <table:table-cell office:value-type="percentage" office:value="0.571861200291404" calcext:value-type="percentage">
            <text:p>57.19%</text:p>
          </table:table-cell>
          <table:table-cell office:value-type="percentage" office:value="2.80898831152458" calcext:value-type="percentage">
            <text:p>280.90%</text:p>
          </table:table-cell>
          <table:table-cell office:value-type="string" calcext:value-type="string">
            <text:p>Comp Angle Y</text:p>
          </table:table-cell>
          <table:table-cell office:value-type="float" office:value="1569" calcext:value-type="float">
            <text:p>1569</text:p>
          </table:table-cell>
          <table:table-cell office:value-type="float" office:value="1318" calcext:value-type="float">
            <text:p>1318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</text:p>
          </table:table-cell>
          <table:table-cell office:value-type="float" office:value="10000" calcext:value-type="float">
            <text:p>10000</text:p>
          </table:table-cell>
          <table:table-cell office:value-type="float" office:value="3.29137755747517" calcext:value-type="float">
            <text:p>3.291378</text:p>
          </table:table-cell>
          <table:table-cell office:value-type="float" office:value="0.00644299468699514" calcext:value-type="float">
            <text:p>0.006443</text:p>
          </table:table-cell>
          <table:table-cell office:value-type="float" office:value="9.49891563087333" calcext:value-type="float">
            <text:p>9.498916</text:p>
          </table:table-cell>
          <table:table-cell office:value-type="float" office:value="18.594482666668" calcext:value-type="float">
            <text:p>18.594483</text:p>
          </table:table-cell>
          <table:table-cell office:value-type="percentage" office:value="0.568965166383994" calcext:value-type="percentage">
            <text:p>56.90%</text:p>
          </table:table-cell>
          <table:table-cell office:value-type="percentage" office:value="2.97576139451254" calcext:value-type="percentage">
            <text:p>297.58%</text:p>
          </table:table-cell>
          <table:table-cell office:value-type="string" calcext:value-type="string">
            <text:p>Comp Angle Y</text:p>
          </table:table-cell>
          <table:table-cell office:value-type="float" office:value="1475" calcext:value-type="float">
            <text:p>1475</text:p>
          </table:table-cell>
          <table:table-cell office:value-type="float" office:value="1412" calcext:value-type="float">
            <text:p>1412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.98858613134534" calcext:value-type="float">
            <text:p>2.988586</text:p>
          </table:table-cell>
          <table:table-cell office:value-type="float" office:value="0.00585454562254472" calcext:value-type="float">
            <text:p>0.005855</text:p>
          </table:table-cell>
          <table:table-cell office:value-type="float" office:value="8.62505957506264" calcext:value-type="float">
            <text:p>8.625060</text:p>
          </table:table-cell>
          <table:table-cell office:value-type="float" office:value="16.896218666664" calcext:value-type="float">
            <text:p>16.896219</text:p>
          </table:table-cell>
          <table:table-cell office:value-type="percentage" office:value="0.587315541460088" calcext:value-type="percentage">
            <text:p>58.73%</text:p>
          </table:table-cell>
          <table:table-cell office:value-type="percentage" office:value="2.835299801874" calcext:value-type="percentage">
            <text:p>283.53%</text:p>
          </table:table-cell>
          <table:table-cell office:value-type="string" calcext:value-type="string">
            <text:p>Comp Angle Y</text:p>
          </table:table-cell>
          <table:table-cell office:value-type="float" office:value="1621" calcext:value-type="float">
            <text:p>1621</text:p>
          </table:table-cell>
          <table:table-cell office:value-type="float" office:value="1266" calcext:value-type="float">
            <text:p>1266</text:p>
          </table:table-cell>
          <table:table-cell office:value-type="float" office:value="2887" calcext:value-type="float">
            <text:p>2887</text:p>
          </table:table-cell>
          <table:table-cell office:value-type="float" office:value="49784" calcext:value-type="float">
            <text:p>49784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1.1" calcext:value-type="float">
            <text:p>1.1</text:p>
          </table:table-cell>
          <table:table-cell office:value-type="float" office:value="10000" calcext:value-type="float">
            <text:p>10000</text:p>
          </table:table-cell>
          <table:table-cell office:value-type="float" office:value="2.79485020225318" calcext:value-type="float">
            <text:p>2.794850</text:p>
          </table:table-cell>
          <table:table-cell office:value-type="float" office:value="0.00546500956340914" calcext:value-type="float">
            <text:p>0.005465</text:p>
          </table:table-cell>
          <table:table-cell office:value-type="float" office:value="8.06593768370267" calcext:value-type="float">
            <text:p>8.065938</text:p>
          </table:table-cell>
          <table:table-cell office:value-type="float" office:value="15.7720175999988" calcext:value-type="float">
            <text:p>15.772018</text:p>
          </table:table-cell>
          <table:table-cell office:value-type="percentage" office:value="0.624445299073225" calcext:value-type="percentage">
            <text:p>62.44%</text:p>
          </table:table-cell>
          <table:table-cell office:value-type="percentage" office:value="2.97446142780769" calcext:value-type="percentage">
            <text:p>297.45%</text:p>
          </table:table-cell>
          <table:table-cell office:value-type="string" calcext:value-type="string">
            <text:p>Comp Angle Y</text:p>
          </table:table-cell>
          <table:table-cell office:value-type="float" office:value="1722" calcext:value-type="float">
            <text:p>1722</text:p>
          </table:table-cell>
          <table:table-cell office:value-type="float" office:value="1165" calcext:value-type="float">
            <text:p>1165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1.2" calcext:value-type="float">
            <text:p>1.2</text:p>
          </table:table-cell>
          <table:table-cell office:value-type="float" office:value="10000" calcext:value-type="float">
            <text:p>10000</text:p>
          </table:table-cell>
          <table:table-cell office:value-type="float" office:value="2.52386788195047" calcext:value-type="float">
            <text:p>2.523868</text:p>
          </table:table-cell>
          <table:table-cell office:value-type="float" office:value="0.00494825982906078" calcext:value-type="float">
            <text:p>0.004948</text:p>
          </table:table-cell>
          <table:table-cell office:value-type="float" office:value="7.28388270730904" calcext:value-type="float">
            <text:p>7.283883</text:p>
          </table:table-cell>
          <table:table-cell office:value-type="float" office:value="14.2806778666694" calcext:value-type="float">
            <text:p>14.280678</text:p>
          </table:table-cell>
          <table:table-cell office:value-type="percentage" office:value="0.637365307821883" calcext:value-type="percentage">
            <text:p>63.74%</text:p>
          </table:table-cell>
          <table:table-cell office:value-type="percentage" office:value="3.10087771167317" calcext:value-type="percentage">
            <text:p>310.09%</text:p>
          </table:table-cell>
          <table:table-cell office:value-type="string" calcext:value-type="string">
            <text:p>Comp Angle Y</text:p>
          </table:table-cell>
          <table:table-cell office:value-type="float" office:value="1853" calcext:value-type="float">
            <text:p>1853</text:p>
          </table:table-cell>
          <table:table-cell office:value-type="float" office:value="1034" calcext:value-type="float">
            <text:p>1034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1.3" calcext:value-type="float">
            <text:p>1.3</text:p>
          </table:table-cell>
          <table:table-cell office:value-type="float" office:value="10000" calcext:value-type="float">
            <text:p>10000</text:p>
          </table:table-cell>
          <table:table-cell office:value-type="float" office:value="2.58515339401085" calcext:value-type="float">
            <text:p>2.585153</text:p>
          </table:table-cell>
          <table:table-cell office:value-type="float" office:value="0.00507702970662891" calcext:value-type="float">
            <text:p>0.005077</text:p>
          </table:table-cell>
          <table:table-cell office:value-type="float" office:value="7.46075269511531" calcext:value-type="float">
            <text:p>7.460753</text:p>
          </table:table-cell>
          <table:table-cell office:value-type="float" office:value="14.652307733331" calcext:value-type="float">
            <text:p>14.652308</text:p>
          </table:table-cell>
          <table:table-cell office:value-type="percentage" office:value="0.558972413102864" calcext:value-type="percentage">
            <text:p>55.90%</text:p>
          </table:table-cell>
          <table:table-cell office:value-type="percentage" office:value="2.72522682891325" calcext:value-type="percentage">
            <text:p>272.52%</text:p>
          </table:table-cell>
          <table:table-cell office:value-type="string" calcext:value-type="string">
            <text:p>Comp Angle Y</text:p>
          </table:table-cell>
          <table:table-cell office:value-type="float" office:value="1823" calcext:value-type="float">
            <text:p>1823</text:p>
          </table:table-cell>
          <table:table-cell office:value-type="float" office:value="1064" calcext:value-type="float">
            <text:p>1064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1.4" calcext:value-type="float">
            <text:p>1.4</text:p>
          </table:table-cell>
          <table:table-cell office:value-type="float" office:value="10000" calcext:value-type="float">
            <text:p>10000</text:p>
          </table:table-cell>
          <table:table-cell office:value-type="float" office:value="2.22240460900367" calcext:value-type="float">
            <text:p>2.222405</text:p>
          </table:table-cell>
          <table:table-cell office:value-type="float" office:value="0.00451035453915313" calcext:value-type="float">
            <text:p>0.004510</text:p>
          </table:table-cell>
          <table:table-cell office:value-type="float" office:value="6.41385970158459" calcext:value-type="float">
            <text:p>6.413860</text:p>
          </table:table-cell>
          <table:table-cell office:value-type="float" office:value="13.0168831999959" calcext:value-type="float">
            <text:p>13.016883</text:p>
          </table:table-cell>
          <table:table-cell office:value-type="percentage" office:value="0.638112263264886" calcext:value-type="percentage">
            <text:p>63.81%</text:p>
          </table:table-cell>
          <table:table-cell office:value-type="percentage" office:value="2.99323680096877" calcext:value-type="percentage">
            <text:p>299.32%</text:p>
          </table:table-cell>
          <table:table-cell office:value-type="string" calcext:value-type="string">
            <text:p>Comp Angle Y</text:p>
          </table:table-cell>
          <table:table-cell office:value-type="float" office:value="1965" calcext:value-type="float">
            <text:p>1965</text:p>
          </table:table-cell>
          <table:table-cell office:value-type="float" office:value="922" calcext:value-type="float">
            <text:p>922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1.5" calcext:value-type="float">
            <text:p>1.5</text:p>
          </table:table-cell>
          <table:table-cell office:value-type="float" office:value="10000" calcext:value-type="float">
            <text:p>10000</text:p>
          </table:table-cell>
          <table:table-cell office:value-type="float" office:value="2.14364976188075" calcext:value-type="float">
            <text:p>2.143650</text:p>
          </table:table-cell>
          <table:table-cell office:value-type="float" office:value="0.00425990796950622" calcext:value-type="float">
            <text:p>0.004260</text:p>
          </table:table-cell>
          <table:table-cell office:value-type="float" office:value="6.18657321278786" calcext:value-type="float">
            <text:p>6.186573</text:p>
          </table:table-cell>
          <table:table-cell office:value-type="float" office:value="12.2940943999949" calcext:value-type="float">
            <text:p>12.294094</text:p>
          </table:table-cell>
          <table:table-cell office:value-type="percentage" office:value="0.611343957061401" calcext:value-type="percentage">
            <text:p>61.13%</text:p>
          </table:table-cell>
          <table:table-cell office:value-type="percentage" office:value="2.9681261910346" calcext:value-type="percentage">
            <text:p>296.81%</text:p>
          </table:table-cell>
          <table:table-cell office:value-type="string" calcext:value-type="string">
            <text:p>Comp Angle Y</text:p>
          </table:table-cell>
          <table:table-cell office:value-type="float" office:value="2025" calcext:value-type="float">
            <text:p>2025</text:p>
          </table:table-cell>
          <table:table-cell office:value-type="float" office:value="862" calcext:value-type="float">
            <text:p>862</text:p>
          </table:table-cell>
          <table:table-cell office:value-type="float" office:value="2887" calcext:value-type="float">
            <text:p>2887</text:p>
          </table:table-cell>
          <table:table-cell office:value-type="float" office:value="49784" calcext:value-type="float">
            <text:p>49784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1.6" calcext:value-type="float">
            <text:p>1.6</text:p>
          </table:table-cell>
          <table:table-cell office:value-type="float" office:value="10000" calcext:value-type="float">
            <text:p>10000</text:p>
          </table:table-cell>
          <table:table-cell office:value-type="float" office:value="1.87558195136757" calcext:value-type="float">
            <text:p>1.875582</text:p>
          </table:table-cell>
          <table:table-cell office:value-type="float" office:value="0.00387980318780358" calcext:value-type="float">
            <text:p>0.003880</text:p>
          </table:table-cell>
          <table:table-cell office:value-type="float" office:value="5.4129295116468" calcext:value-type="float">
            <text:p>5.412930</text:p>
          </table:table-cell>
          <table:table-cell office:value-type="float" office:value="11.1971120000011" calcext:value-type="float">
            <text:p>11.197112</text:p>
          </table:table-cell>
          <table:table-cell office:value-type="percentage" office:value="0.65221248692139" calcext:value-type="percentage">
            <text:p>65.22%</text:p>
          </table:table-cell>
          <table:table-cell office:value-type="percentage" office:value="3.24669745825651" calcext:value-type="percentage">
            <text:p>324.67%</text:p>
          </table:table-cell>
          <table:table-cell office:value-type="string" calcext:value-type="string">
            <text:p>Comp Angle Y</text:p>
          </table:table-cell>
          <table:table-cell office:value-type="float" office:value="2121" calcext:value-type="float">
            <text:p>2121</text:p>
          </table:table-cell>
          <table:table-cell office:value-type="float" office:value="766" calcext:value-type="float">
            <text:p>766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1.7" calcext:value-type="float">
            <text:p>1.7</text:p>
          </table:table-cell>
          <table:table-cell office:value-type="float" office:value="10000" calcext:value-type="float">
            <text:p>10000</text:p>
          </table:table-cell>
          <table:table-cell office:value-type="float" office:value="1.87560706260084" calcext:value-type="float">
            <text:p>1.875607</text:p>
          </table:table-cell>
          <table:table-cell office:value-type="float" office:value="0.00383684176484022" calcext:value-type="float">
            <text:p>0.003837</text:p>
          </table:table-cell>
          <table:table-cell office:value-type="float" office:value="5.41300198266601" calcext:value-type="float">
            <text:p>5.413002</text:p>
          </table:table-cell>
          <table:table-cell office:value-type="float" office:value="11.0731253333289" calcext:value-type="float">
            <text:p>11.073125</text:p>
          </table:table-cell>
          <table:table-cell office:value-type="percentage" office:value="0.783201908312549" calcext:value-type="percentage">
            <text:p>78.32%</text:p>
          </table:table-cell>
          <table:table-cell office:value-type="percentage" office:value="3.44744130536688" calcext:value-type="percentage">
            <text:p>344.74%</text:p>
          </table:table-cell>
          <table:table-cell office:value-type="string" calcext:value-type="string">
            <text:p>Comp Angle Y</text:p>
          </table:table-cell>
          <table:table-cell office:value-type="float" office:value="2132" calcext:value-type="float">
            <text:p>2132</text:p>
          </table:table-cell>
          <table:table-cell office:value-type="float" office:value="755" calcext:value-type="float">
            <text:p>755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1.8" calcext:value-type="float">
            <text:p>1.8</text:p>
          </table:table-cell>
          <table:table-cell office:value-type="float" office:value="10000" calcext:value-type="float">
            <text:p>10000</text:p>
          </table:table-cell>
          <table:table-cell office:value-type="float" office:value="1.68366025259156" calcext:value-type="float">
            <text:p>1.683660</text:p>
          </table:table-cell>
          <table:table-cell office:value-type="float" office:value="0.00350614109494102" calcext:value-type="float">
            <text:p>0.003506</text:p>
          </table:table-cell>
          <table:table-cell office:value-type="float" office:value="4.85904348897924" calcext:value-type="float">
            <text:p>4.859043</text:p>
          </table:table-cell>
          <table:table-cell office:value-type="float" office:value="10.1187231999998" calcext:value-type="float">
            <text:p>10.118723</text:p>
          </table:table-cell>
          <table:table-cell office:value-type="percentage" office:value="0.936908791214752" calcext:value-type="percentage">
            <text:p>93.69%</text:p>
          </table:table-cell>
          <table:table-cell office:value-type="percentage" office:value="3.02240940713265" calcext:value-type="percentage">
            <text:p>302.24%</text:p>
          </table:table-cell>
          <table:table-cell office:value-type="string" calcext:value-type="string">
            <text:p>Comp Angle Y</text:p>
          </table:table-cell>
          <table:table-cell office:value-type="float" office:value="2215" calcext:value-type="float">
            <text:p>2215</text:p>
          </table:table-cell>
          <table:table-cell office:value-type="float" office:value="672" calcext:value-type="float">
            <text:p>672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1.9" calcext:value-type="float">
            <text:p>1.9</text:p>
          </table:table-cell>
          <table:table-cell office:value-type="float" office:value="10000" calcext:value-type="float">
            <text:p>10000</text:p>
          </table:table-cell>
          <table:table-cell office:value-type="float" office:value="1.59290045644598" calcext:value-type="float">
            <text:p>1.592900</text:p>
          </table:table-cell>
          <table:table-cell office:value-type="float" office:value="0.00321062379302362" calcext:value-type="float">
            <text:p>0.003211</text:p>
          </table:table-cell>
          <table:table-cell office:value-type="float" office:value="4.59711071730309" calcext:value-type="float">
            <text:p>4.597111</text:p>
          </table:table-cell>
          <table:table-cell office:value-type="float" office:value="9.26586026666616" calcext:value-type="float">
            <text:p>9.265860</text:p>
          </table:table-cell>
          <table:table-cell office:value-type="percentage" office:value="0.795435744987299" calcext:value-type="percentage">
            <text:p>79.54%</text:p>
          </table:table-cell>
          <table:table-cell office:value-type="percentage" office:value="3.52605074203147" calcext:value-type="percentage">
            <text:p>352.61%</text:p>
          </table:table-cell>
          <table:table-cell office:value-type="string" calcext:value-type="string">
            <text:p>Comp Angle Y</text:p>
          </table:table-cell>
          <table:table-cell office:value-type="float" office:value="2289" calcext:value-type="float">
            <text:p>2289</text:p>
          </table:table-cell>
          <table:table-cell office:value-type="float" office:value="598" calcext:value-type="float">
            <text:p>598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.46445391058868" calcext:value-type="float">
            <text:p>1.464454</text:p>
          </table:table-cell>
          <table:table-cell office:value-type="float" office:value="0.00305849498729448" calcext:value-type="float">
            <text:p>0.003058</text:p>
          </table:table-cell>
          <table:table-cell office:value-type="float" office:value="4.22641398595892" calcext:value-type="float">
            <text:p>4.226414</text:p>
          </table:table-cell>
          <table:table-cell office:value-type="float" office:value="8.82681653333187" calcext:value-type="float">
            <text:p>8.826817</text:p>
          </table:table-cell>
          <table:table-cell office:value-type="percentage" office:value="1.02054676321837" calcext:value-type="percentage">
            <text:p>102.05%</text:p>
          </table:table-cell>
          <table:table-cell office:value-type="percentage" office:value="3.62254919832709" calcext:value-type="percentage">
            <text:p>362.25%</text:p>
          </table:table-cell>
          <table:table-cell office:value-type="string" calcext:value-type="string">
            <text:p>Comp Angle Y</text:p>
          </table:table-cell>
          <table:table-cell office:value-type="float" office:value="2324" calcext:value-type="float">
            <text:p>2324</text:p>
          </table:table-cell>
          <table:table-cell office:value-type="float" office:value="563" calcext:value-type="float">
            <text:p>563</text:p>
          </table:table-cell>
          <table:table-cell office:value-type="float" office:value="2887" calcext:value-type="float">
            <text:p>2887</text:p>
          </table:table-cell>
          <table:table-cell office:value-type="float" office:value="49784" calcext:value-type="float">
            <text:p>49784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2.1" calcext:value-type="float">
            <text:p>2.1</text:p>
          </table:table-cell>
          <table:table-cell office:value-type="float" office:value="10000" calcext:value-type="float">
            <text:p>10000</text:p>
          </table:table-cell>
          <table:table-cell office:value-type="float" office:value="1.44881439043867" calcext:value-type="float">
            <text:p>1.448814</text:p>
          </table:table-cell>
          <table:table-cell office:value-type="float" office:value="0.00290422896742872" calcext:value-type="float">
            <text:p>0.002904</text:p>
          </table:table-cell>
          <table:table-cell office:value-type="float" office:value="4.18127833080599" calcext:value-type="float">
            <text:p>4.181278</text:p>
          </table:table-cell>
          <table:table-cell office:value-type="float" office:value="8.38160479999929" calcext:value-type="float">
            <text:p>8.381605</text:p>
          </table:table-cell>
          <table:table-cell office:value-type="percentage" office:value="0.950203770622584" calcext:value-type="percentage">
            <text:p>95.02%</text:p>
          </table:table-cell>
          <table:table-cell office:value-type="percentage" office:value="3.10481225018103" calcext:value-type="percentage">
            <text:p>310.48%</text:p>
          </table:table-cell>
          <table:table-cell office:value-type="string" calcext:value-type="string">
            <text:p>Comp Angle Y</text:p>
          </table:table-cell>
          <table:table-cell office:value-type="float" office:value="2365" calcext:value-type="float">
            <text:p>2365</text:p>
          </table:table-cell>
          <table:table-cell office:value-type="float" office:value="522" calcext:value-type="float">
            <text:p>522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2.2" calcext:value-type="float">
            <text:p>2.2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147634310974" calcext:value-type="float">
            <text:p>1.341476</text:p>
          </table:table-cell>
          <table:table-cell office:value-type="float" office:value="0.00277313079232996" calcext:value-type="float">
            <text:p>0.002773</text:p>
          </table:table-cell>
          <table:table-cell office:value-type="float" office:value="3.87150072621472" calcext:value-type="float">
            <text:p>3.871501</text:p>
          </table:table-cell>
          <table:table-cell office:value-type="float" office:value="8.00325546666426" calcext:value-type="float">
            <text:p>8.003255</text:p>
          </table:table-cell>
          <table:table-cell office:value-type="percentage" office:value="1.06056973204334" calcext:value-type="percentage">
            <text:p>106.06%</text:p>
          </table:table-cell>
          <table:table-cell office:value-type="percentage" office:value="3.54848378548591" calcext:value-type="percentage">
            <text:p>354.85%</text:p>
          </table:table-cell>
          <table:table-cell office:value-type="string" calcext:value-type="string">
            <text:p>Comp Angle Y</text:p>
          </table:table-cell>
          <table:table-cell office:value-type="float" office:value="2399" calcext:value-type="float">
            <text:p>2399</text:p>
          </table:table-cell>
          <table:table-cell office:value-type="float" office:value="488" calcext:value-type="float">
            <text:p>488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2.3" calcext:value-type="float">
            <text:p>2.3</text:p>
          </table:table-cell>
          <table:table-cell office:value-type="float" office:value="10000" calcext:value-type="float">
            <text:p>10000</text:p>
          </table:table-cell>
          <table:table-cell office:value-type="float" office:value="1.30069890400731" calcext:value-type="float">
            <text:p>1.300699</text:p>
          </table:table-cell>
          <table:table-cell office:value-type="float" office:value="0.00261151582351762" calcext:value-type="float">
            <text:p>0.002612</text:p>
          </table:table-cell>
          <table:table-cell office:value-type="float" office:value="3.75381703696511" calcext:value-type="float">
            <text:p>3.753817</text:p>
          </table:table-cell>
          <table:table-cell office:value-type="float" office:value="7.53683466667186" calcext:value-type="float">
            <text:p>7.536835</text:p>
          </table:table-cell>
          <table:table-cell office:value-type="percentage" office:value="1.04500064345274" calcext:value-type="percentage">
            <text:p>104.50%</text:p>
          </table:table-cell>
          <table:table-cell office:value-type="percentage" office:value="3.2883960703708" calcext:value-type="percentage">
            <text:p>328.84%</text:p>
          </table:table-cell>
          <table:table-cell office:value-type="string" calcext:value-type="string">
            <text:p>Comp Angle Y</text:p>
          </table:table-cell>
          <table:table-cell office:value-type="float" office:value="2439" calcext:value-type="float">
            <text:p>2439</text:p>
          </table:table-cell>
          <table:table-cell office:value-type="float" office:value="448" calcext:value-type="float">
            <text:p>448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2.4" calcext:value-type="float">
            <text:p>2.4</text:p>
          </table:table-cell>
          <table:table-cell office:value-type="float" office:value="10000" calcext:value-type="float">
            <text:p>10000</text:p>
          </table:table-cell>
          <table:table-cell office:value-type="float" office:value="1.2170726452773" calcext:value-type="float">
            <text:p>1.217073</text:p>
          </table:table-cell>
          <table:table-cell office:value-type="float" office:value="0.00245175181334887" calcext:value-type="float">
            <text:p>0.002452</text:p>
          </table:table-cell>
          <table:table-cell office:value-type="float" office:value="3.5124716542703" calcext:value-type="float">
            <text:p>3.512472</text:p>
          </table:table-cell>
          <table:table-cell office:value-type="float" office:value="7.07575573332485" calcext:value-type="float">
            <text:p>7.075756</text:p>
          </table:table-cell>
          <table:table-cell office:value-type="percentage" office:value="1.01433824290238" calcext:value-type="percentage">
            <text:p>101.43%</text:p>
          </table:table-cell>
          <table:table-cell office:value-type="percentage" office:value="3.40166700526248" calcext:value-type="percentage">
            <text:p>340.17%</text:p>
          </table:table-cell>
          <table:table-cell office:value-type="string" calcext:value-type="string">
            <text:p>Comp Angle Y</text:p>
          </table:table-cell>
          <table:table-cell office:value-type="float" office:value="2478" calcext:value-type="float">
            <text:p>2478</text:p>
          </table:table-cell>
          <table:table-cell office:value-type="float" office:value="409" calcext:value-type="float">
            <text:p>409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2.5" calcext:value-type="float">
            <text:p>2.5</text:p>
          </table:table-cell>
          <table:table-cell office:value-type="float" office:value="10000" calcext:value-type="float">
            <text:p>10000</text:p>
          </table:table-cell>
          <table:table-cell office:value-type="float" office:value="1.16094602139816" calcext:value-type="float">
            <text:p>1.160946</text:p>
          </table:table-cell>
          <table:table-cell office:value-type="float" office:value="0.00234954714714542" calcext:value-type="float">
            <text:p>0.002350</text:p>
          </table:table-cell>
          <table:table-cell office:value-type="float" office:value="3.3504902177551" calcext:value-type="float">
            <text:p>3.350490</text:p>
          </table:table-cell>
          <table:table-cell office:value-type="float" office:value="6.78079306666169" calcext:value-type="float">
            <text:p>6.780793</text:p>
          </table:table-cell>
          <table:table-cell office:value-type="percentage" office:value="1.04032244066395" calcext:value-type="percentage">
            <text:p>104.03%</text:p>
          </table:table-cell>
          <table:table-cell office:value-type="percentage" office:value="3.46840361699076" calcext:value-type="percentage">
            <text:p>346.84%</text:p>
          </table:table-cell>
          <table:table-cell office:value-type="string" calcext:value-type="string">
            <text:p>Comp Angle Y</text:p>
          </table:table-cell>
          <table:table-cell office:value-type="float" office:value="2504" calcext:value-type="float">
            <text:p>2504</text:p>
          </table:table-cell>
          <table:table-cell office:value-type="float" office:value="383" calcext:value-type="float">
            <text:p>383</text:p>
          </table:table-cell>
          <table:table-cell office:value-type="float" office:value="2887" calcext:value-type="float">
            <text:p>2887</text:p>
          </table:table-cell>
          <table:table-cell office:value-type="float" office:value="49784" calcext:value-type="float">
            <text:p>49784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2.6" calcext:value-type="float">
            <text:p>2.6</text:p>
          </table:table-cell>
          <table:table-cell office:value-type="float" office:value="10000" calcext:value-type="float">
            <text:p>10000</text:p>
          </table:table-cell>
          <table:table-cell office:value-type="float" office:value="1.25738437716888" calcext:value-type="float">
            <text:p>1.257384</text:p>
          </table:table-cell>
          <table:table-cell office:value-type="float" office:value="0.00253915786555497" calcext:value-type="float">
            <text:p>0.002539</text:p>
          </table:table-cell>
          <table:table-cell office:value-type="float" office:value="3.62881131250939" calcext:value-type="float">
            <text:p>3.628811</text:p>
          </table:table-cell>
          <table:table-cell office:value-type="float" office:value="7.32800959999165" calcext:value-type="float">
            <text:p>7.328010</text:p>
          </table:table-cell>
          <table:table-cell office:value-type="percentage" office:value="0.948819579084328" calcext:value-type="percentage">
            <text:p>94.88%</text:p>
          </table:table-cell>
          <table:table-cell office:value-type="percentage" office:value="2.96958598672022" calcext:value-type="percentage">
            <text:p>296.96%</text:p>
          </table:table-cell>
          <table:table-cell office:value-type="string" calcext:value-type="string">
            <text:p>Comp Angle Y</text:p>
          </table:table-cell>
          <table:table-cell office:value-type="float" office:value="2461" calcext:value-type="float">
            <text:p>2461</text:p>
          </table:table-cell>
          <table:table-cell office:value-type="float" office:value="426" calcext:value-type="float">
            <text:p>426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2.7" calcext:value-type="float">
            <text:p>2.7</text:p>
          </table:table-cell>
          <table:table-cell office:value-type="float" office:value="10000" calcext:value-type="float">
            <text:p>10000</text:p>
          </table:table-cell>
          <table:table-cell office:value-type="float" office:value="1.09572169682604" calcext:value-type="float">
            <text:p>1.095722</text:p>
          </table:table-cell>
          <table:table-cell office:value-type="float" office:value="0.00222332159852025" calcext:value-type="float">
            <text:p>0.002223</text:p>
          </table:table-cell>
          <table:table-cell office:value-type="float" office:value="3.16225281703994" calcext:value-type="float">
            <text:p>3.162253</text:p>
          </table:table-cell>
          <table:table-cell office:value-type="float" office:value="6.41650613332945" calcext:value-type="float">
            <text:p>6.416506</text:p>
          </table:table-cell>
          <table:table-cell office:value-type="percentage" office:value="1.03617960842377" calcext:value-type="percentage">
            <text:p>103.62%</text:p>
          </table:table-cell>
          <table:table-cell office:value-type="percentage" office:value="3.14925761986674" calcext:value-type="percentage">
            <text:p>314.93%</text:p>
          </table:table-cell>
          <table:table-cell office:value-type="string" calcext:value-type="string">
            <text:p>Comp Angle Y</text:p>
          </table:table-cell>
          <table:table-cell office:value-type="float" office:value="2541" calcext:value-type="float">
            <text:p>2541</text:p>
          </table:table-cell>
          <table:table-cell office:value-type="float" office:value="346" calcext:value-type="float">
            <text:p>346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2.8" calcext:value-type="float">
            <text:p>2.8</text:p>
          </table:table-cell>
          <table:table-cell office:value-type="float" office:value="10000" calcext:value-type="float">
            <text:p>10000</text:p>
          </table:table-cell>
          <table:table-cell office:value-type="float" office:value="1.07259418969208" calcext:value-type="float">
            <text:p>1.072594</text:p>
          </table:table-cell>
          <table:table-cell office:value-type="float" office:value="0.00216843760683779" calcext:value-type="float">
            <text:p>0.002168</text:p>
          </table:table-cell>
          <table:table-cell office:value-type="float" office:value="3.09550683145134" calcext:value-type="float">
            <text:p>3.095507</text:p>
          </table:table-cell>
          <table:table-cell office:value-type="float" office:value="6.25811093333386" calcext:value-type="float">
            <text:p>6.258111</text:p>
          </table:table-cell>
          <table:table-cell office:value-type="percentage" office:value="1.03468889483609" calcext:value-type="percentage">
            <text:p>103.47%</text:p>
          </table:table-cell>
          <table:table-cell office:value-type="percentage" office:value="2.92598134503186" calcext:value-type="percentage">
            <text:p>292.60%</text:p>
          </table:table-cell>
          <table:table-cell office:value-type="string" calcext:value-type="string">
            <text:p>Comp Angle Y</text:p>
          </table:table-cell>
          <table:table-cell office:value-type="float" office:value="2555" calcext:value-type="float">
            <text:p>2555</text:p>
          </table:table-cell>
          <table:table-cell office:value-type="float" office:value="332" calcext:value-type="float">
            <text:p>332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2.9" calcext:value-type="float">
            <text:p>2.9</text:p>
          </table:table-cell>
          <table:table-cell office:value-type="float" office:value="10000" calcext:value-type="float">
            <text:p>10000</text:p>
          </table:table-cell>
          <table:table-cell office:value-type="float" office:value="1.01437544963755" calcext:value-type="float">
            <text:p>1.014375</text:p>
          </table:table-cell>
          <table:table-cell office:value-type="float" office:value="0.00205560970201133" calcext:value-type="float">
            <text:p>0.002056</text:p>
          </table:table-cell>
          <table:table-cell office:value-type="float" office:value="2.92748754765398" calcext:value-type="float">
            <text:p>2.927488</text:p>
          </table:table-cell>
          <table:table-cell office:value-type="float" office:value="5.93248960000471" calcext:value-type="float">
            <text:p>5.932490</text:p>
          </table:table-cell>
          <table:table-cell office:value-type="percentage" office:value="1.01764990406413" calcext:value-type="percentage">
            <text:p>101.76%</text:p>
          </table:table-cell>
          <table:table-cell office:value-type="percentage" office:value="2.65884354396128" calcext:value-type="percentage">
            <text:p>265.88%</text:p>
          </table:table-cell>
          <table:table-cell office:value-type="string" calcext:value-type="string">
            <text:p>Comp Angle Y</text:p>
          </table:table-cell>
          <table:table-cell office:value-type="float" office:value="2580" calcext:value-type="float">
            <text:p>2580</text:p>
          </table:table-cell>
          <table:table-cell office:value-type="float" office:value="307" calcext:value-type="float">
            <text:p>307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979083587977528" calcext:value-type="float">
            <text:p>0.979084</text:p>
          </table:table-cell>
          <table:table-cell office:value-type="float" office:value="0.00198527696927712" calcext:value-type="float">
            <text:p>0.001985</text:p>
          </table:table-cell>
          <table:table-cell office:value-type="float" office:value="2.82563523490314" calcext:value-type="float">
            <text:p>2.825635</text:p>
          </table:table-cell>
          <table:table-cell office:value-type="float" office:value="5.72950933333377" calcext:value-type="float">
            <text:p>5.729509</text:p>
          </table:table-cell>
          <table:table-cell office:value-type="percentage" office:value="0.894845331979742" calcext:value-type="percentage">
            <text:p>89.48%</text:p>
          </table:table-cell>
          <table:table-cell office:value-type="percentage" office:value="2.45402450494214" calcext:value-type="percentage">
            <text:p>245.40%</text:p>
          </table:table-cell>
          <table:table-cell office:value-type="string" calcext:value-type="string">
            <text:p>Comp Angle Y</text:p>
          </table:table-cell>
          <table:table-cell office:value-type="float" office:value="2595" calcext:value-type="float">
            <text:p>2595</text:p>
          </table:table-cell>
          <table:table-cell office:value-type="float" office:value="292" calcext:value-type="float">
            <text:p>292</text:p>
          </table:table-cell>
          <table:table-cell office:value-type="float" office:value="2887" calcext:value-type="float">
            <text:p>2887</text:p>
          </table:table-cell>
          <table:table-cell office:value-type="float" office:value="49784" calcext:value-type="float">
            <text:p>49784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0135743401534" calcext:value-type="float">
            <text:p>0.820136</text:p>
          </table:table-cell>
          <table:table-cell office:value-type="float" office:value="0.00186276017556191" calcext:value-type="float">
            <text:p>0.001863</text:p>
          </table:table-cell>
          <table:table-cell office:value-type="float" office:value="2.36691175545683" calcext:value-type="float">
            <text:p>2.366912</text:p>
          </table:table-cell>
          <table:table-cell office:value-type="float" office:value="5.37592586667166" calcext:value-type="float">
            <text:p>5.375926</text:p>
          </table:table-cell>
          <table:table-cell office:value-type="percentage" office:value="0.980537747288436" calcext:value-type="percentage">
            <text:p>98.05%</text:p>
          </table:table-cell>
          <table:table-cell office:value-type="percentage" office:value="2.8449762094032" calcext:value-type="percentage">
            <text:p>284.50%</text:p>
          </table:table-cell>
          <table:table-cell office:value-type="string" calcext:value-type="string">
            <text:p>Comp Angle Y</text:p>
          </table:table-cell>
          <table:table-cell office:value-type="float" office:value="2628" calcext:value-type="float">
            <text:p>2628</text:p>
          </table:table-cell>
          <table:table-cell office:value-type="float" office:value="259" calcext:value-type="float">
            <text:p>259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8297406819373" calcext:value-type="float">
            <text:p>0.888297</text:p>
          </table:table-cell>
          <table:table-cell office:value-type="float" office:value="0.00181016437976444" calcext:value-type="float">
            <text:p>0.001810</text:p>
          </table:table-cell>
          <table:table-cell office:value-type="float" office:value="2.56362631608071" calcext:value-type="float">
            <text:p>2.563626</text:p>
          </table:table-cell>
          <table:table-cell office:value-type="float" office:value="5.22413440000018" calcext:value-type="float">
            <text:p>5.224134</text:p>
          </table:table-cell>
          <table:table-cell office:value-type="percentage" office:value="1.0852359270543" calcext:value-type="percentage">
            <text:p>108.52%</text:p>
          </table:table-cell>
          <table:table-cell office:value-type="percentage" office:value="3.54473344973184" calcext:value-type="percentage">
            <text:p>354.47%</text:p>
          </table:table-cell>
          <table:table-cell office:value-type="string" calcext:value-type="string">
            <text:p>Comp Angle Y</text:p>
          </table:table-cell>
          <table:table-cell office:value-type="float" office:value="2638" calcext:value-type="float">
            <text:p>2638</text:p>
          </table:table-cell>
          <table:table-cell office:value-type="float" office:value="249" calcext:value-type="float">
            <text:p>249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3.3" calcext:value-type="float">
            <text:p>3.3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7733888236993" calcext:value-type="float">
            <text:p>0.867734</text:p>
          </table:table-cell>
          <table:table-cell office:value-type="float" office:value="0.00177792838992854" calcext:value-type="float">
            <text:p>0.001778</text:p>
          </table:table-cell>
          <table:table-cell office:value-type="float" office:value="2.50428000145196" calcext:value-type="float">
            <text:p>2.504280</text:p>
          </table:table-cell>
          <table:table-cell office:value-type="float" office:value="5.13110133333378" calcext:value-type="float">
            <text:p>5.131101</text:p>
          </table:table-cell>
          <table:table-cell office:value-type="percentage" office:value="1.08162907323308" calcext:value-type="percentage">
            <text:p>108.16%</text:p>
          </table:table-cell>
          <table:table-cell office:value-type="percentage" office:value="3.44890831663497" calcext:value-type="percentage">
            <text:p>344.89%</text:p>
          </table:table-cell>
          <table:table-cell office:value-type="string" calcext:value-type="string">
            <text:p>Comp Angle Y</text:p>
          </table:table-cell>
          <table:table-cell office:value-type="float" office:value="2645" calcext:value-type="float">
            <text:p>2645</text:p>
          </table:table-cell>
          <table:table-cell office:value-type="float" office:value="242" calcext:value-type="float">
            <text:p>242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3.4" calcext:value-type="float">
            <text:p>3.4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9055906978926" calcext:value-type="float">
            <text:p>0.869056</text:p>
          </table:table-cell>
          <table:table-cell office:value-type="float" office:value="0.00178147544467715" calcext:value-type="float">
            <text:p>0.001781</text:p>
          </table:table-cell>
          <table:table-cell office:value-type="float" office:value="2.50809534754118" calcext:value-type="float">
            <text:p>2.508095</text:p>
          </table:table-cell>
          <table:table-cell office:value-type="float" office:value="5.14133813333825" calcext:value-type="float">
            <text:p>5.141338</text:p>
          </table:table-cell>
          <table:table-cell office:value-type="percentage" office:value="1.06060987528011" calcext:value-type="percentage">
            <text:p>106.06%</text:p>
          </table:table-cell>
          <table:table-cell office:value-type="percentage" office:value="2.91881730732818" calcext:value-type="percentage">
            <text:p>291.88%</text:p>
          </table:table-cell>
          <table:table-cell office:value-type="string" calcext:value-type="string">
            <text:p>Comp Angle Y</text:p>
          </table:table-cell>
          <table:table-cell office:value-type="float" office:value="2646" calcext:value-type="float">
            <text:p>2646</text:p>
          </table:table-cell>
          <table:table-cell office:value-type="float" office:value="241" calcext:value-type="float">
            <text:p>241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3.5" calcext:value-type="float">
            <text:p>3.5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247962436697" calcext:value-type="float">
            <text:p>0.832480</text:p>
          </table:table-cell>
          <table:table-cell office:value-type="float" office:value="0.00170313439593552" calcext:value-type="float">
            <text:p>0.001703</text:p>
          </table:table-cell>
          <table:table-cell office:value-type="float" office:value="2.40253619592308" calcext:value-type="float">
            <text:p>2.402536</text:p>
          </table:table-cell>
          <table:table-cell office:value-type="float" office:value="4.91524586666992" calcext:value-type="float">
            <text:p>4.915246</text:p>
          </table:table-cell>
          <table:table-cell office:value-type="percentage" office:value="1.06883173339439" calcext:value-type="percentage">
            <text:p>106.88%</text:p>
          </table:table-cell>
          <table:table-cell office:value-type="percentage" office:value="2.79887445271412" calcext:value-type="percentage">
            <text:p>279.89%</text:p>
          </table:table-cell>
          <table:table-cell office:value-type="string" calcext:value-type="string">
            <text:p>Comp Angle Y</text:p>
          </table:table-cell>
          <table:table-cell office:value-type="float" office:value="2665" calcext:value-type="float">
            <text:p>2665</text:p>
          </table:table-cell>
          <table:table-cell office:value-type="float" office:value="222" calcext:value-type="float">
            <text:p>222</text:p>
          </table:table-cell>
          <table:table-cell office:value-type="float" office:value="2887" calcext:value-type="float">
            <text:p>2887</text:p>
          </table:table-cell>
          <table:table-cell office:value-type="float" office:value="49784" calcext:value-type="float">
            <text:p>49784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3.6" calcext:value-type="float">
            <text:p>3.6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8404988909067" calcext:value-type="float">
            <text:p>0.828405</text:p>
          </table:table-cell>
          <table:table-cell office:value-type="float" office:value="0.00170111083391319" calcext:value-type="float">
            <text:p>0.001701</text:p>
          </table:table-cell>
          <table:table-cell office:value-type="float" office:value="2.39077679799157" calcext:value-type="float">
            <text:p>2.390777</text:p>
          </table:table-cell>
          <table:table-cell office:value-type="float" office:value="4.90940586667347" calcext:value-type="float">
            <text:p>4.909406</text:p>
          </table:table-cell>
          <table:table-cell office:value-type="percentage" office:value="1.15033229015059" calcext:value-type="percentage">
            <text:p>115.03%</text:p>
          </table:table-cell>
          <table:table-cell office:value-type="percentage" office:value="3.86491101992476" calcext:value-type="percentage">
            <text:p>386.49%</text:p>
          </table:table-cell>
          <table:table-cell office:value-type="string" calcext:value-type="string">
            <text:p>Comp Angle Y</text:p>
          </table:table-cell>
          <table:table-cell office:value-type="float" office:value="2669" calcext:value-type="float">
            <text:p>2669</text:p>
          </table:table-cell>
          <table:table-cell office:value-type="float" office:value="218" calcext:value-type="float">
            <text:p>218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3.7" calcext:value-type="float">
            <text:p>3.7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5430527808865" calcext:value-type="float">
            <text:p>0.745431</text:p>
          </table:table-cell>
          <table:table-cell office:value-type="float" office:value="0.00165446504966297" calcext:value-type="float">
            <text:p>0.001654</text:p>
          </table:table-cell>
          <table:table-cell office:value-type="float" office:value="2.15131250325638" calcext:value-type="float">
            <text:p>2.151313</text:p>
          </table:table-cell>
          <table:table-cell office:value-type="float" office:value="4.77478613332732" calcext:value-type="float">
            <text:p>4.774786</text:p>
          </table:table-cell>
          <table:table-cell office:value-type="percentage" office:value="1.18922830736907" calcext:value-type="percentage">
            <text:p>118.92%</text:p>
          </table:table-cell>
          <table:table-cell office:value-type="percentage" office:value="3.11869299675101" calcext:value-type="percentage">
            <text:p>311.87%</text:p>
          </table:table-cell>
          <table:table-cell office:value-type="string" calcext:value-type="string">
            <text:p>Comp Angle Y</text:p>
          </table:table-cell>
          <table:table-cell office:value-type="float" office:value="2674" calcext:value-type="float">
            <text:p>2674</text:p>
          </table:table-cell>
          <table:table-cell office:value-type="float" office:value="213" calcext:value-type="float">
            <text:p>213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3.8" calcext:value-type="float">
            <text:p>3.8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4776038554898" calcext:value-type="float">
            <text:p>0.744776</text:p>
          </table:table-cell>
          <table:table-cell office:value-type="float" office:value="0.00153914419034227" calcext:value-type="float">
            <text:p>0.001539</text:p>
          </table:table-cell>
          <table:table-cell office:value-type="float" office:value="2.14942364726944" calcext:value-type="float">
            <text:p>2.149424</text:p>
          </table:table-cell>
          <table:table-cell office:value-type="float" office:value="4.44197013332779" calcext:value-type="float">
            <text:p>4.441970</text:p>
          </table:table-cell>
          <table:table-cell office:value-type="percentage" office:value="1.25387215381549" calcext:value-type="percentage">
            <text:p>125.39%</text:p>
          </table:table-cell>
          <table:table-cell office:value-type="percentage" office:value="3.91720399200022" calcext:value-type="percentage">
            <text:p>391.72%</text:p>
          </table:table-cell>
          <table:table-cell office:value-type="string" calcext:value-type="string">
            <text:p>Comp Angle Y</text:p>
          </table:table-cell>
          <table:table-cell office:value-type="float" office:value="2703" calcext:value-type="float">
            <text:p>2703</text:p>
          </table:table-cell>
          <table:table-cell office:value-type="float" office:value="184" calcext:value-type="float">
            <text:p>184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3.9" calcext:value-type="float">
            <text:p>3.9</text:p>
          </table:table-cell>
          <table:table-cell office:value-type="float" office:value="10000" calcext:value-type="float">
            <text:p>10000</text:p>
          </table:table-cell>
          <table:table-cell office:value-type="float" office:value="0.701071974625454" calcext:value-type="float">
            <text:p>0.701072</text:p>
          </table:table-cell>
          <table:table-cell office:value-type="float" office:value="0.00145463543543651" calcext:value-type="float">
            <text:p>0.001455</text:p>
          </table:table-cell>
          <table:table-cell office:value-type="float" office:value="2.02329371876906" calcext:value-type="float">
            <text:p>2.023294</text:p>
          </table:table-cell>
          <table:table-cell office:value-type="float" office:value="4.19807786666976" calcext:value-type="float">
            <text:p>4.198078</text:p>
          </table:table-cell>
          <table:table-cell office:value-type="percentage" office:value="1.18424123988413" calcext:value-type="percentage">
            <text:p>118.42%</text:p>
          </table:table-cell>
          <table:table-cell office:value-type="percentage" office:value="2.70690840640041" calcext:value-type="percentage">
            <text:p>270.69%</text:p>
          </table:table-cell>
          <table:table-cell office:value-type="string" calcext:value-type="string">
            <text:p>Pitch</text:p>
          </table:table-cell>
          <table:table-cell office:value-type="float" office:value="2724" calcext:value-type="float">
            <text:p>2724</text:p>
          </table:table-cell>
          <table:table-cell office:value-type="float" office:value="163" calcext:value-type="float">
            <text:p>163</text:p>
          </table:table-cell>
          <table:table-cell office:value-type="float" office:value="2887" calcext:value-type="float">
            <text:p>2887</text:p>
          </table:table-cell>
          <table:table-cell office:value-type="float" office:value="49792" calcext:value-type="float">
            <text:p>49792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ash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621687648656486" calcext:value-type="float">
            <text:p>0.621688</text:p>
          </table:table-cell>
          <table:table-cell office:value-type="float" office:value="0.00141859976899855" calcext:value-type="float">
            <text:p>0.001419</text:p>
          </table:table-cell>
          <table:table-cell office:value-type="float" office:value="1.79419055402262" calcext:value-type="float">
            <text:p>1.794191</text:p>
          </table:table-cell>
          <table:table-cell office:value-type="float" office:value="4.09407893332982" calcext:value-type="float">
            <text:p>4.094079</text:p>
          </table:table-cell>
          <table:table-cell office:value-type="percentage" office:value="1.23175066712321" calcext:value-type="percentage">
            <text:p>123.18%</text:p>
          </table:table-cell>
          <table:table-cell office:value-type="percentage" office:value="3.38279068790905" calcext:value-type="percentage">
            <text:p>338.28%</text:p>
          </table:table-cell>
          <table:table-cell office:value-type="string" calcext:value-type="string">
            <text:p>Comp Angle Y</text:p>
          </table:table-cell>
          <table:table-cell office:value-type="float" office:value="2732" calcext:value-type="float">
            <text:p>2732</text:p>
          </table:table-cell>
          <table:table-cell office:value-type="float" office:value="155" calcext:value-type="float">
            <text:p>155</text:p>
          </table:table-cell>
          <table:table-cell office:value-type="float" office:value="2887" calcext:value-type="float">
            <text:p>2887</text:p>
          </table:table-cell>
          <table:table-cell office:value-type="float" office:value="49784" calcext:value-type="float">
            <text:p>49784</text:p>
          </table:table-cell>
          <table:table-cell office:value-type="float" office:value="15752" calcext:value-type="float">
            <text:p>15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7:22:17.309108692</dc:date>
    <meta:editing-duration>PT1M50S</meta:editing-duration>
    <meta:editing-cycles>1</meta:editing-cycles>
    <meta:generator>LibreOffice/6.1.2.1$Linux_X86_64 LibreOffice_project/10$Build-1</meta:generator>
    <meta:document-statistic meta:table-count="1" meta:cell-count="798" meta:object-count="0"/>
  </office:meta>
</office:document-meta>
</file>